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therSubComparable.OtherSub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ratorTests.testMathOperatorsInChai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Comparable.Base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8">
            <text:p text:style-name="Table_20_Contents">48</text:p>
          </table:table-cell>
        </table:table-row>
        <table:table-row>
          <table:table-cell office:value-type="string">
            <text:p text:style-name="Table_20_Contents">OperatorTests.testLo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orTests.testInteger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findOperator( SpelNode nod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ratorTests.testMathOperatorDivide_ConvertTo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Comparable.compareTo( BaseComparabl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LessTh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OperatorTests.testMin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OperatorTests.testStr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OperatorTests.testLessThanOr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OperatorTests.testMixedOperands_DoublesAnd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orTests.testPow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ratorTests.testOperatorOverloa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Tests.testP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OperatorTests.testMathOperatorDivide04_ConvertTo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getOperatorNode( SpelExpression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orTests.testMixedOperands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OperatorTests.testMathOperatorAdd0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MultiplyString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Modul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ubComparable.SubCompara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OperatorTests.testMixedOperands_FloatsAndDou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aseComparable.BaseCompar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BigInteg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orTests.testOperato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OperatorTests.testBigDecim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orTests.testGreaterThanOr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OperatorTests.testDivi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ubComparable.SubCompar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RealLiter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therSubComparable.OtherSubComparable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IntegerArithme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ratorTests.testNotEqu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OperatorTests.testMultiplyDoubleDoubleGives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orTests.testDoub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eratorTests.testGreaterTh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